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96cm" fo:min-width="0.466cm"/>
    </style:style>
    <style:style style:name="gr2" style:family="graphic" style:parent-style-name="standard">
      <style:graphic-properties draw:textarea-horizontal-align="justify" draw:textarea-vertical-align="middle" draw:auto-grow-height="false" fo:min-height="0.119cm" fo:min-width="0.585cm"/>
    </style:style>
    <style:style style:name="gr3" style:family="graphic" style:parent-style-name="standard">
      <style:graphic-properties draw:textarea-horizontal-align="justify" draw:textarea-vertical-align="middle" draw:auto-grow-height="false" fo:min-height="0.119cm" fo:min-width="0.588cm"/>
    </style:style>
    <style:style style:name="gr4" style:family="graphic" style:parent-style-name="standard">
      <style:graphic-properties draw:textarea-horizontal-align="justify" draw:textarea-vertical-align="middle" draw:auto-grow-height="false" fo:min-height="0.118cm" fo:min-width="0.585cm"/>
    </style:style>
    <style:style style:name="gr5" style:family="graphic" style:parent-style-name="standard">
      <style:graphic-properties draw:textarea-horizontal-align="justify" draw:textarea-vertical-align="middle" draw:auto-grow-height="false" fo:min-height="0.118cm" fo:min-width="0.586cm"/>
    </style:style>
    <style:style style:name="gr6" style:family="graphic" style:parent-style-name="standard">
      <style:graphic-properties draw:textarea-horizontal-align="justify" draw:textarea-vertical-align="middle" draw:auto-grow-height="false" fo:min-height="0.121cm" fo:min-width="0.586cm"/>
    </style:style>
    <style:style style:name="gr7" style:family="graphic" style:parent-style-name="standard">
      <style:graphic-properties draw:textarea-horizontal-align="justify" draw:textarea-vertical-align="middle" draw:auto-grow-height="false" fo:min-height="0.12cm" fo:min-width="0.586cm"/>
    </style:style>
    <style:style style:name="gr8" style:family="graphic" style:parent-style-name="standard">
      <style:graphic-properties draw:textarea-horizontal-align="justify" draw:textarea-vertical-align="middle" draw:auto-grow-height="false" fo:min-height="0.121cm" fo:min-width="0.585cm"/>
    </style:style>
    <style:style style:name="gr9" style:family="graphic" style:parent-style-name="standard">
      <style:graphic-properties draw:textarea-horizontal-align="justify" draw:textarea-vertical-align="middle" draw:auto-grow-height="false" fo:min-height="0.503cm" fo:min-width="0.094cm"/>
    </style:style>
    <style:style style:name="gr10" style:family="graphic" style:parent-style-name="standard">
      <style:graphic-properties draw:textarea-horizontal-align="justify" draw:textarea-vertical-align="middle" draw:auto-grow-height="false" fo:min-height="0.502cm" fo:min-width="0.092cm"/>
    </style:style>
    <style:style style:name="gr11" style:family="graphic" style:parent-style-name="objectwithoutfill">
      <style:graphic-properties svg:stroke-color="#3465a4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.2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.2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3cm" fo:min-width="0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cm"/>
      <style:paragraph-properties style:writing-mode="lr-tb"/>
    </style:style>
    <style:style style:name="gr3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style:text-properties fo:font-size="16pt" style:font-size-asian="14pt" style:font-size-complex="14pt"/>
    </style:style>
    <style:style style:name="P6" style:family="paragraph">
      <loext:graphic-properties draw:fill="none" draw:fill-color="#ffffff"/>
      <style:text-properties fo:font-size="16pt" style:font-size-asian="14pt" style:font-size-complex="14pt"/>
    </style:style>
    <style:style style:name="P7" style:family="paragraph">
      <style:text-properties style:text-position="0% 100%" fo:font-size="16pt" style:font-size-asian="14pt" style:font-size-complex="14pt"/>
    </style:style>
    <style:style style:name="P8" style:family="paragraph">
      <loext:graphic-properties draw:fill="none" draw:fill-color="#ffffff"/>
      <style:text-properties style:text-position="0% 100%" fo:font-size="16pt" style:font-size-asian="14pt" style:font-size-complex="14pt"/>
    </style:style>
    <style:style style:name="P9" style:family="paragraph"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style:text-properties fo:font-size="10.5pt" style:font-size-asian="14pt" style:font-size-complex="14pt"/>
    </style:style>
    <style:style style:name="P12" style:family="paragraph">
      <loext:graphic-properties draw:fill="none" draw:fill-color="#ffffff"/>
      <style:text-properties fo:font-size="10.5pt" style:font-size-asian="14pt" style:font-size-complex="14pt"/>
    </style:style>
    <style:style style:name="P13" style:family="paragraph">
      <style:text-properties fo:color="#3465a4" fo:font-size="20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14" style:family="paragraph">
      <loext:graphic-properties draw:fill="none" draw:fill-color="#ffffff"/>
      <style:text-properties fo:color="#3465a4" fo:font-size="20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size-asian="16pt" style:font-size-complex="16pt"/>
    </style:style>
    <style:style style:name="T2" style:family="text">
      <style:text-properties style:font-size-asian="14pt" style:font-size-complex="14pt"/>
    </style:style>
    <style:style style:name="T3" style:family="text">
      <style:text-properties style:text-position="-33% 58%" style:font-size-asian="14pt" style:font-size-complex="14pt"/>
    </style:style>
    <style:style style:name="T4" style:family="text">
      <style:text-properties style:text-position="0% 100%" style:font-size-asian="14pt" style:font-size-complex="14pt"/>
    </style:style>
    <style:style style:name="T5" style:family="text">
      <style:text-properties fo:color="#3465a4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64cm" svg:height="1.336cm" svg:x="0.4cm" svg:y="1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85cm" svg:height="0.369cm" svg:x="2.8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88cm" svg:height="0.369cm" svg:x="6.527cm" svg:y="0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85cm" svg:height="0.368cm" svg:x="6.551cm" svg:y="4.3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86cm" svg:height="0.368cm" svg:x="2.901cm" svg:y="4.3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86cm" svg:height="0.371cm" svg:x="2.875cm" svg:y="8.0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86cm" svg:height="0.37cm" draw:transform="rotate (1.5707963267949) translate (5.108cm 3.06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85cm" svg:height="0.371cm" draw:transform="rotate (1.5707963267949) translate (0.841cm 6.8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186cm" svg:height="1.505cm" svg:x="8.955cm" svg:y="1.68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1" draw:layer="layout" svg:width="1.184cm" svg:height="1.503cm" svg:x="4.704cm" svg:y="5.8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2" draw:layer="layout" svg:x1="2.8cm" svg:y1="0.8cm" svg:x2="1.114cm" svg:y2="0.819cm">
          <text:p/>
        </draw:line>
        <draw:line draw:style-name="gr11" draw:text-style-name="P2" draw:layer="layout" svg:x1="1.09cm" svg:y1="0.844cm" svg:x2="1.1cm" svg:y2="1.7cm">
          <text:p/>
        </draw:line>
        <draw:line draw:style-name="gr11" draw:text-style-name="P2" draw:layer="layout" svg:x1="1.052cm" svg:y1="2.964cm" svg:x2="1.053cm" svg:y2="5.714cm">
          <text:p/>
        </draw:line>
        <draw:line draw:style-name="gr11" draw:text-style-name="P2" draw:layer="layout" svg:x1="2.866cm" svg:y1="4.542cm" svg:x2="1.054cm" svg:y2="4.542cm">
          <text:p/>
        </draw:line>
        <draw:line draw:style-name="gr11" draw:text-style-name="P2" draw:layer="layout" svg:x1="2.855cm" svg:y1="8.205cm" svg:x2="1.043cm" svg:y2="8.205cm">
          <text:p/>
        </draw:line>
        <draw:line draw:style-name="gr11" draw:text-style-name="P2" draw:layer="layout" svg:x1="6.539cm" svg:y1="4.555cm" svg:x2="3.965cm" svg:y2="4.542cm">
          <text:p/>
        </draw:line>
        <draw:line draw:style-name="gr11" draw:text-style-name="P2" draw:layer="layout" svg:x1="6.552cm" svg:y1="0.82cm" svg:x2="3.9cm" svg:y2="0.8cm">
          <text:p/>
        </draw:line>
        <draw:line draw:style-name="gr11" draw:text-style-name="P2" draw:layer="layout" svg:x1="9.499cm" svg:y1="0.831cm" svg:x2="7.601cm" svg:y2="0.831cm">
          <text:p/>
        </draw:line>
        <draw:line draw:style-name="gr11" draw:text-style-name="P2" draw:layer="layout" svg:x1="9.611cm" svg:y1="8.229cm" svg:x2="4.004cm" svg:y2="8.229cm">
          <text:p/>
        </draw:line>
        <draw:line draw:style-name="gr11" draw:text-style-name="P2" draw:layer="layout" svg:x1="1.028cm" svg:y1="6.849cm" svg:x2="1.029cm" svg:y2="8.194cm">
          <text:p/>
        </draw:line>
        <draw:line draw:style-name="gr11" draw:text-style-name="P2" draw:layer="layout" svg:x1="9.536cm" svg:y1="0.819cm" svg:x2="9.548cm" svg:y2="1.694cm">
          <text:p/>
        </draw:line>
        <draw:line draw:style-name="gr11" draw:text-style-name="P2" draw:layer="layout" svg:x1="9.561cm" svg:y1="3.161cm" svg:x2="9.561cm" svg:y2="6.084cm">
          <text:p/>
        </draw:line>
        <draw:line draw:style-name="gr11" draw:text-style-name="P2" draw:layer="layout" svg:x1="9.6cm" svg:y1="7cm" svg:x2="9.611cm" svg:y2="8.243cm">
          <text:p/>
        </draw:line>
        <draw:line draw:style-name="gr11" draw:text-style-name="P2" draw:layer="layout" svg:x1="9.585cm" svg:y1="4.531cm" svg:x2="7.629cm" svg:y2="4.518cm">
          <text:p/>
        </draw:line>
        <draw:line draw:style-name="gr11" draw:text-style-name="P2" draw:layer="layout" svg:x1="5.283cm" svg:y1="3.051cm" svg:x2="5.284cm" svg:y2="5.801cm">
          <text:p/>
        </draw:line>
        <draw:line draw:style-name="gr11" draw:text-style-name="P2" draw:layer="layout" svg:x1="5.27cm" svg:y1="0.831cm" svg:x2="5.283cm" svg:y2="1.965cm">
          <text:p/>
        </draw:line>
        <draw:line draw:style-name="gr11" draw:text-style-name="P2" draw:layer="layout" svg:x1="5.294cm" svg:y1="7.293cm" svg:x2="5.307cm" svg:y2="8.229cm">
          <text:p/>
        </draw:line>
        <draw:connector draw:style-name="gr12" draw:text-style-name="P2" draw:layer="layout" draw:type="line" svg:x1="9.534cm" svg:y1="2.891cm" svg:x2="9.548cm" svg:y2="2.028cm" svg:d="M9534 2891l14-863" svg:viewBox="0 0 15 864">
          <text:p/>
        </draw:connector>
        <draw:frame draw:style-name="gr13" draw:text-style-name="P4" draw:layer="layout" svg:width="0.835cm" svg:height="0.907cm" svg:x="0.665cm" svg:y="1.693cm">
          <draw:text-box>
            <text:p text:style-name="P3"><text:span text:style-name="T1">+</text:span></text:p>
          </draw:text-box>
        </draw:frame>
        <draw:frame draw:style-name="gr14" draw:text-style-name="P4" draw:layer="layout" svg:width="0.73cm" svg:height="0.907cm" svg:x="0.719cm" svg:y="2.224cm">
          <draw:text-box>
            <text:p text:style-name="P3"><text:span text:style-name="T1">-</text:span></text:p>
          </draw:text-box>
        </draw:frame>
        <draw:frame draw:style-name="gr15" draw:text-style-name="P6" draw:layer="layout" svg:width="1.259cm" svg:height="1.736cm" svg:x="2.941cm" svg:y="0.9cm">
          <draw:text-box>
            <text:p text:style-name="P5"><text:span text:style-name="T2">R</text:span><text:span text:style-name="T3">1</text:span></text:p>
          </draw:text-box>
        </draw:frame>
        <draw:frame draw:style-name="gr16" draw:text-style-name="P8" draw:layer="layout" svg:width="1.261cm" svg:height="1.014cm" svg:x="4.139cm" svg:y="2.1cm">
          <draw:text-box>
            <text:p text:style-name="P7"><text:span text:style-name="T4">V</text:span><text:span text:style-name="T3">b</text:span></text:p>
          </draw:text-box>
        </draw:frame>
        <draw:frame draw:style-name="gr17" draw:text-style-name="P4" draw:layer="layout" svg:width="0.729cm" svg:height="0.878cm" svg:x="4.371cm" svg:y="2.8cm">
          <draw:text-box>
            <text:p text:style-name="P3"><text:span text:style-name="T1">-</text:span></text:p>
          </draw:text-box>
        </draw:frame>
        <draw:frame draw:style-name="gr18" draw:text-style-name="P4" draw:layer="layout" svg:width="0.79cm" svg:height="0.878cm" svg:x="4.3cm" svg:y="1.422cm">
          <draw:text-box>
            <text:p text:style-name="P3"><text:span text:style-name="T1">+</text:span></text:p>
          </draw:text-box>
        </draw:frame>
        <draw:frame draw:style-name="gr19" draw:text-style-name="P6" draw:layer="layout" svg:width="1.258cm" svg:height="1.737cm" svg:x="6.668cm" svg:y="0.946cm">
          <draw:text-box>
            <text:p text:style-name="P5"><text:span text:style-name="T2">R</text:span><text:span text:style-name="T3">2</text:span></text:p>
          </draw:text-box>
        </draw:frame>
        <draw:frame draw:style-name="gr20" draw:text-style-name="P6" draw:layer="layout" svg:width="1.26cm" svg:height="1.014cm" svg:x="6.732cm" svg:y="4.666cm">
          <draw:text-box>
            <text:p text:style-name="P5"><text:span text:style-name="T2">R</text:span><text:span text:style-name="T3">5</text:span></text:p>
          </draw:text-box>
        </draw:frame>
        <draw:frame draw:style-name="gr19" draw:text-style-name="P6" draw:layer="layout" svg:width="1.259cm" svg:height="1.737cm" svg:x="2.932cm" svg:y="4.601cm">
          <draw:text-box>
            <text:p text:style-name="P5"><text:span text:style-name="T2">R</text:span><text:span text:style-name="T3">4</text:span></text:p>
          </draw:text-box>
        </draw:frame>
        <draw:frame draw:style-name="gr21" draw:text-style-name="P6" draw:layer="layout" svg:width="1.279cm" svg:height="1.014cm" svg:x="-0.1cm" svg:y="5.786cm">
          <draw:text-box>
            <text:p text:style-name="P5"><text:span text:style-name="T2">R</text:span><text:span text:style-name="T3">6</text:span></text:p>
          </draw:text-box>
        </draw:frame>
        <draw:frame draw:style-name="gr22" draw:text-style-name="P6" draw:layer="layout" svg:width="1.19cm" svg:height="1.641cm" svg:x="2.914cm" svg:y="8.186cm">
          <draw:text-box>
            <text:p text:style-name="P5"><text:span text:style-name="T2">R</text:span><text:span text:style-name="T3">7</text:span></text:p>
          </draw:text-box>
        </draw:frame>
        <draw:frame draw:style-name="gr23" draw:text-style-name="P10" draw:layer="layout" svg:width="2.506cm" svg:height="1.037cm" svg:x="5.291cm" svg:y="6.99cm">
          <draw:text-box>
            <text:p text:style-name="P9"><text:span text:style-name="T2">V</text:span><text:span text:style-name="T3">c </text:span><text:span text:style-name="T4">= </text:span><text:span text:style-name="T4">K</text:span><text:span text:style-name="T3">c </text:span><text:span text:style-name="T4">I</text:span><text:span text:style-name="T3">c</text:span></text:p>
          </draw:text-box>
        </draw:frame>
        <draw:frame draw:style-name="gr24" draw:text-style-name="P6" draw:layer="layout" svg:width="1.095cm" svg:height="1.039cm" svg:x="9.714cm" svg:y="7.097cm">
          <draw:text-box>
            <text:p text:style-name="P5"><text:span text:style-name="T2">I</text:span><text:span text:style-name="T3">d</text:span></text:p>
          </draw:text-box>
        </draw:frame>
        <draw:frame draw:style-name="gr25" draw:text-style-name="P12" draw:layer="layout" svg:width="2.274cm" svg:height="1.976cm" svg:x="9.397cm" svg:y="3.029cm">
          <draw:text-box>
            <text:p text:style-name="P11"><text:span text:style-name="T2">I</text:span><text:span text:style-name="T3">b </text:span><text:span text:style-name="T4">= </text:span><text:span text:style-name="T4">K</text:span><text:span text:style-name="T3">b</text:span><text:span text:style-name="T4">V</text:span><text:span text:style-name="T3">b</text:span></text:p>
          </draw:text-box>
        </draw:frame>
        <draw:frame draw:style-name="gr26" draw:text-style-name="P6" draw:layer="layout" svg:width="1.257cm" svg:height="1.045cm" svg:x="5.466cm" svg:y="2.136cm">
          <draw:text-box>
            <text:p text:style-name="P5"><text:span text:style-name="T2">R</text:span><text:span text:style-name="T3">3</text:span></text:p>
          </draw:text-box>
        </draw:frame>
        <draw:frame draw:style-name="gr27" draw:text-style-name="P6" draw:layer="layout" svg:width="1.147cm" svg:height="1.014cm" svg:x="-0.2cm" svg:y="2.386cm">
          <draw:text-box>
            <text:p text:style-name="P5"><text:span text:style-name="T2">V</text:span><text:span text:style-name="T3">a</text:span></text:p>
          </draw:text-box>
        </draw:frame>
        <draw:custom-shape draw:style-name="gr28" draw:text-style-name="P1" draw:layer="layout" svg:width="0.121cm" svg:height="0.117cm" svg:x="1.042cm" svg:y="0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22cm" svg:height="0.116cm" svg:x="0.994cm" svg:y="4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19cm" svg:height="0.116cm" svg:x="0.988cm" svg:y="8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21cm" svg:height="0.118cm" svg:x="5.246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21cm" svg:height="0.116cm" svg:x="5.229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21cm" svg:height="0.117cm" svg:x="5.214cm" svg:y="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18cm" svg:height="0.116cm" svg:x="9.466cm" svg:y="0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121cm" svg:height="0.117cm" svg:x="9.509cm" svg:y="4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1.602cm" svg:y1="6.08cm" svg:x2="1.615cm" svg:y2="7.075cm" svg:d="M1602 6080l13 995" svg:viewBox="0 0 14 996">
          <text:p/>
        </draw:connector>
        <draw:frame draw:style-name="gr15" draw:text-style-name="P6" draw:layer="layout" svg:width="1.258cm" svg:height="1.736cm" svg:x="1.657cm" svg:y="6.008cm">
          <draw:text-box>
            <text:p text:style-name="P5"><text:span text:style-name="T2">I</text:span><text:span text:style-name="T3">c</text:span></text:p>
          </draw:text-box>
        </draw:frame>
        <draw:frame draw:style-name="gr29" draw:text-style-name="P14" draw:layer="layout" svg:width="1.174cm" svg:height="1.038cm" svg:x="2.65cm" svg:y="2.307cm">
          <draw:text-box>
            <text:p text:style-name="P13"><text:span text:style-name="T5">A</text:span></text:p>
          </draw:text-box>
        </draw:frame>
        <draw:frame draw:style-name="gr30" draw:text-style-name="P14" draw:layer="layout" svg:width="1.07cm" svg:height="1.093cm" svg:x="6.849cm" svg:y="2.252cm">
          <draw:text-box>
            <text:p text:style-name="P13"><text:span text:style-name="T5">B</text:span></text:p>
          </draw:text-box>
        </draw:frame>
        <draw:frame draw:style-name="gr31" draw:text-style-name="P14" draw:layer="layout" svg:width="1.174cm" svg:height="1.133cm" svg:x="2.735cm" svg:y="5.821cm">
          <draw:text-box>
            <text:p text:style-name="P13"><text:span text:style-name="T5">C</text:span></text:p>
          </draw:text-box>
        </draw:frame>
        <draw:frame draw:style-name="gr32" draw:text-style-name="P14" draw:layer="layout" svg:width="1.173cm" svg:height="1.14cm" svg:x="7.005cm" svg:y="5.785cm">
          <draw:text-box>
            <text:p text:style-name="P13"><text:span text:style-name="T5">D</text:span></text:p>
          </draw:text-box>
        </draw:frame>
        <draw:line draw:style-name="gr33" draw:text-style-name="P2" draw:layer="layout" svg:x1="1.107cm" svg:y1="0.837cm" svg:x2="0.606cm" svg:y2="0.844cm">
          <text:p/>
        </draw:line>
        <draw:line draw:style-name="gr33" draw:text-style-name="P2" draw:layer="layout" svg:x1="0.607cm" svg:y1="0.325cm" svg:x2="0.607cm" svg:y2="1.396cm">
          <text:p/>
        </draw:line>
        <draw:line draw:style-name="gr33" draw:text-style-name="P2" draw:layer="layout" svg:x1="0.414cm" svg:y1="0.446cm" svg:x2="0.417cm" svg:y2="1.2cm">
          <text:p/>
        </draw:line>
        <draw:line draw:style-name="gr33" draw:text-style-name="P2" draw:layer="layout" svg:x1="0.226cm" svg:y1="0.628cm" svg:x2="0.235cm" svg:y2="1.049cm">
          <text:p/>
        </draw:line>
        <draw:frame draw:style-name="gr34" draw:text-style-name="P16" draw:layer="layout" svg:width="1.677cm" svg:height="0.866cm" svg:x="0.5cm" svg:y="0.034cm">
          <draw:text-box>
            <text:p text:style-name="P15"><text:span text:style-name="T2">G</text:span><text:span text:style-name="T2">N</text:span><text:span text:style-name="T2">D</text:span></text:p>
          </draw:text-box>
        </draw:frame>
        <draw:frame draw:style-name="gr35" draw:text-style-name="P16" draw:layer="layout" svg:width="1.015cm" svg:height="0.834cm" svg:x="4.885cm" svg:y="0.1cm">
          <draw:text-box>
            <text:p text:style-name="P15"><text:span text:style-name="T2">1</text:span></text:p>
          </draw:text-box>
        </draw:frame>
        <draw:frame draw:style-name="gr35" draw:text-style-name="P16" draw:layer="layout" svg:width="1.016cm" svg:height="0.834cm" svg:x="9.484cm" svg:y="0.3cm">
          <draw:text-box>
            <text:p text:style-name="P15"><text:span text:style-name="T2">2</text:span></text:p>
          </draw:text-box>
        </draw:frame>
        <draw:frame draw:style-name="gr36" draw:text-style-name="P16" draw:layer="layout" svg:width="0.998cm" svg:height="0.82cm" svg:x="0.202cm" svg:y="4.1cm">
          <draw:text-box>
            <text:p text:style-name="P15"><text:span text:style-name="T2">3</text:span></text:p>
          </draw:text-box>
        </draw:frame>
        <draw:frame draw:style-name="gr37" draw:text-style-name="P16" draw:layer="layout" svg:width="0.999cm" svg:height="0.819cm" svg:x="5.2cm" svg:y="3.881cm">
          <draw:text-box>
            <text:p text:style-name="P15"><text:span text:style-name="T2">4</text:span></text:p>
          </draw:text-box>
        </draw:frame>
        <draw:frame draw:style-name="gr38" draw:text-style-name="P16" draw:layer="layout" svg:width="1.016cm" svg:height="0.835cm" svg:x="9.523cm" svg:y="4.157cm">
          <draw:text-box>
            <text:p text:style-name="P15"><text:span text:style-name="T2">5</text:span></text:p>
          </draw:text-box>
        </draw:frame>
        <draw:frame draw:style-name="gr35" draw:text-style-name="P16" draw:layer="layout" svg:width="1.016cm" svg:height="0.834cm" svg:x="0.384cm" svg:y="8cm">
          <draw:text-box>
            <text:p text:style-name="P15"><text:span text:style-name="T2">6</text:span></text:p>
          </draw:text-box>
        </draw:frame>
        <draw:frame draw:style-name="gr38" draw:text-style-name="P16" draw:layer="layout" svg:width="1.016cm" svg:height="0.835cm" svg:x="4.9cm" svg:y="8.165cm">
          <draw:text-box>
            <text:p text:style-name="P15"><text:span text:style-name="T2">8</text:span></text:p>
          </draw:text-box>
        </draw:frame>
        <draw:custom-shape draw:style-name="gr1" draw:text-style-name="P1" draw:layer="layout" svg:width="1.364cm" svg:height="1.336cm" svg:x="8.936cm" svg:y="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9.6cm" svg:y1="6.9cm" svg:x2="9.614cm" svg:y2="6.037cm" svg:d="M9600 6900l14-863" svg:viewBox="0 0 15 864">
          <text:p/>
        </draw:connector>
        <draw:frame draw:style-name="gr14" draw:text-style-name="P4" draw:layer="layout" svg:width="0.73cm" svg:height="0.907cm" svg:x="4.97cm" svg:y="6.4cm">
          <draw:text-box>
            <text:p text:style-name="P3"><text:span text:style-name="T1">-</text:span></text:p>
          </draw:text-box>
        </draw:frame>
        <draw:frame draw:style-name="gr13" draw:text-style-name="P4" draw:layer="layout" svg:width="0.835cm" svg:height="0.907cm" svg:x="4.9cm" svg:y="5.893cm">
          <draw:text-box>
            <text:p text:style-name="P3"><text:span text:style-name="T1">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04:24:57.233193597</dc:date>
    <meta:editing-duration>PT20M12S</meta:editing-duration>
    <meta:editing-cycles>5</meta:editing-cycles>
    <meta:generator>LibreOffice/6.4.6.2$Linux_X86_64 LibreOffice_project/40$Build-2</meta:generator>
    <meta:document-statistic meta:object-count="74"/>
  </office:meta>
</office:document-meta>
</file>